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fo:font-weight="normal" style:font-weight-asian="normal" style:font-weight-complex="normal"/>
    </style:style>
    <style:style style:name="P2" style:family="paragraph" style:parent-style-name="Standard">
      <style:text-properties style:font-name="Verdana" fo:language="en" fo:country="GB" fo:font-weight="bold" style:font-weight-asian="bold" style:font-weight-complex="bold"/>
    </style:style>
    <style:style style:name="P3" style:family="paragraph" style:parent-style-name="Standard">
      <style:text-properties style:font-name="Verdana" fo:language="en" fo:country="GB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CENARIO 1</text:span> : Create a new character in World Of Warcraft (PC)</text:p>
      <text:p text:style-name="P1"><text:tab/>1) After login in the game, click on the “<text:span text:style-name="T1">Create New Character</text:span>” <text:span text:style-name="T2">button</text:span> <text:tab/>from the character selection screen.</text:p>
      <text:p text:style-name="P1"><text:tab/>2) Then, click on the character type “<text:span text:style-name="T1">New Level 1</text:span>” <text:span text:style-name="T2">button</text:span></text:p>
      <text:p text:style-name="P1"><text:tab/>3) Choose gender on icon <text:span text:style-name="T1">male</text:span> or <text:span text:style-name="T1">female</text:span> <text:span text:style-name="T2">button</text:span></text:p>
      <text:p text:style-name="P1"><text:tab/>4) Select the character <text:span text:style-name="T1">race</text:span> and <text:span text:style-name="T1">faction</text:span> from a <text:span text:style-name="T2">list</text:span> (ex: <text:s/>Orc, Undead, <text:tab/>Tauran, Troll,human, Dwarf...)</text:p>
      <text:p text:style-name="P1"><text:tab/>5) Choose the character <text:span text:style-name="T1">Class</text:span> from a <text:span text:style-name="T2">list</text:span> (ex: <text:s/>Warrior, Hunter, Rogue, <text:tab/>mage)</text:p>
      <text:p text:style-name="P1"><text:tab/>6) Then, click on the <text:span text:style-name="T2">button</text:span> <text:span text:style-name="T1">Customize</text:span></text:p>
      <text:p text:style-name="P1"/>
      <text:p text:style-name="P1"><text:tab/>7) Select in a <text:span text:style-name="T2">list</text:span> the <text:span text:style-name="T1">Skin Color</text:span></text:p>
      <text:p text:style-name="P1"><text:tab/>8) Select in a <text:span text:style-name="T2">list</text:span> the <text:span text:style-name="T1">Face</text:span></text:p>
      <text:p text:style-name="P1"><text:tab/>9) Select in a <text:span text:style-name="T2">list</text:span> the <text:span text:style-name="T1">Hair Style</text:span></text:p>
      <text:p text:style-name="P1"><text:tab/>10) <text:s/>Select in a <text:span text:style-name="T2">list</text:span> the <text:span text:style-name="T1">Hair Color</text:span></text:p>
      <text:p text:style-name="P1"><text:tab/>11) <text:s/>Select in a <text:span text:style-name="T2">list</text:span> the <text:span text:style-name="T1">Features</text:span></text:p>
      <text:p text:style-name="P1"><text:tab/>12) Type the character <text:span text:style-name="T1">name</text:span> in a <text:span text:style-name="T2">textfield</text:span></text:p>
      <text:p text:style-name="P1"><text:tab/>13) And finally click on the <text:span text:style-name="T2">button</text:span> <text:span text:style-name="T1">Finish</text:span></text:p>
      <text:p text:style-name="P1"/>
      <text:p text:style-name="P1"><text:tab/>14) You should be back to the character selection scree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SCENARIO 2 </text:span>: Order a burger in KFC dostawa (https://kfc.pl/main/home/news <text:s/>from chrome on PC)</text:p>
      <text:p text:style-name="P1"><text:tab/>1) On webpage click on the <text:span text:style-name="T2">button</text:span> <text:span text:style-name="T1">Begin Order</text:span></text:p>
      <text:p text:style-name="P1"><text:tab/>2) Choose or type in the <text:span text:style-name="T2">assisted textfield</text:span> <text:span text:style-name="T1">City, Street, House number, <text:tab/>appartement</text:span>.</text:p>
      <text:p text:style-name="P1"><text:tab/>3) Then, click on <text:span text:style-name="T2">button</text:span> <text:span text:style-name="T1">Begin Your Order</text:span></text:p>
      <text:p text:style-name="P1"/>
      <text:p text:style-name="P1"><text:tab/>4) Select the food you want to order by adding them with the <text:span text:style-name="T1">Add</text:span> <text:tab/><text:span text:style-name="T2">button</text:span>. You can navigate throught the differents menu (Buckets, <text:tab/>Boxes,burgers,shake...)</text:p>
      <text:p text:style-name="P1"><text:tab/>5) A popup will pop to propose for additionnal <text:span text:style-name="T1">add-ons</text:span>, you can add the <text:tab/>add-ons by validate with the <text:span text:style-name="T2">check box </text:span>on the list. The <text:span text:style-name="T1">Add to order</text:span> <text:tab/><text:span text:style-name="T2">button</text:span> will activate.</text:p>
      <text:p text:style-name="P1"><text:tab/>6) or you can skip them by clicking on the cancel <text:span text:style-name="T2">link</text:span> or the <text:span text:style-name="T2">cross close <text:tab/>button</text:span>. </text:p>
      <text:p text:style-name="P1"><text:tab/>7) Once you are done, a sum-up bill will appears on the right side of the <text:tab/>webpage. To complete your order, you can click on the button <text:span text:style-name="T1">Order</text:span></text:p>
      <text:p text:style-name="P1"/>
      <text:p text:style-name="P1"><text:tab/>8) That will lead you to the summary page which contain the <text:span text:style-name="T1">DELIVERY <text:tab/>DATA, YOUR ORDER, PAYMENT, WHO WILL PICK UP THE<text:tab/>DELIVERY?</text:span> Sections. Fill or correct the infornations in textfields. <text:s/><text:tab/>PAYMENT is a <text:span text:style-name="T2">choice checkbox</text:span> with 3 options (PayU,Card Payment on <text:tab/>Delivery, Cash Payment on Delivery)</text:p>
      <text:p text:style-name="P1"><text:tab/>9) You have 2 checkbox in the end of the page: <text:span text:style-name="T1">I Would like to order <text:tab/>faster and cheaper!</text:span> and <text:span text:style-name="T1">I have read and accepted Terms and <text:tab/>Conditions and Privacy Policy.</text:span> The second one is mandatory to <text:tab/>proceed your order.</text:p>
      <text:p text:style-name="P1"/>
      <text:p text:style-name="P1"><text:tab/>10) This will lead you to the paymant method previously selected to <text:tab/>conclude your transac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SCENARIO 3 </text:span>: Change a charm in Hollow Knight (Playstation 4)</text:p>
      <text:p text:style-name="P1"><text:tab/>1) The character must be on a banc to change a charm: Place your <text:tab/>character above a banc and press the UP direction as mentionned with <text:tab/>the signalitic sign, to sit down.</text:p>
      <text:p text:style-name="P1"><text:tab/>2) Push the tactile <text:span text:style-name="T2">button</text:span> to display the option page. If not on the charm <text:tab/>page, navigate with L2 or R2 to change.</text:p>
      <text:p text:style-name="P1"><text:tab/>3) Navigate throught the full charm list with the directional stick to place <text:tab/>a charm in an availaible socket. Once decided push the Cross button to <text:tab/>place the charm. The number of charm cannot exeed the number of <text:tab/>available socket.</text:p>
      <text:p text:style-name="P1"><text:tab/>4) To remove a charm, <text:s/>navigate throught the equiped charm list with <text:tab/>the directional stick, with the cursor on a charm, remove with the Cross <text:tab/>button.</text:p>
      <text:p text:style-name="P1"><text:tab/>5) Once done, push the round button to return to the gam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ENARIO 4 : Create an account in LinkedIN (<text:a xlink:type="simple" xlink:href="https://www.linkedin.com/start/join" text:style-name="Internet_20_link" text:visited-style-name="Visited_20_Internet_20_Link">https://www.linkedin.com/start/join</text:a> from chrome on PC)</text:p>
      <text:p text:style-name="P1"><text:tab/>1) Fill the <text:span text:style-name="T2">textefields</text:span> <text:span text:style-name="T1">Forename</text:span>, <text:span text:style-name="T1">Name</text:span>, <text:span text:style-name="T1">email</text:span>, <text:span text:style-name="T1">password</text:span>. And the <text:tab/>click on the <text:span text:style-name="T2">button</text:span> <text:span text:style-name="T1">Accept and register</text:span></text:p>
      <text:p text:style-name="P1"><text:span text:style-name="T1"><text:tab/></text:span>2) A Pop-up with a checkbox will show to check if you ar a robot. Check <text:tab/>the <text:span text:style-name="T2">checkbox</text:span> <text:span text:style-name="T1">I am not a robot</text:span>. </text:p>
      <text:p text:style-name="P1"/>
      <text:p text:style-name="P1"><text:tab/>3) That will lead you to the <text:span text:style-name="T1">Country</text:span> page, select you country in the <text:tab/><text:span text:style-name="T1">Country</text:span> <text:span text:style-name="T2">listbox and fill the </text:span><text:span text:style-name="T3">Postal Code</text:span><text:span text:style-name="T2">. Validate with the </text:span><text:span text:style-name="T3">Next</text:span><text:span text:style-name="T2"> button.</text:span></text:p>
      <text:p text:style-name="P1"/>
      <text:p text:style-name="P1"><text:span text:style-name="T2"><text:tab/>4) That will lead you to the</text:span><text:span text:style-name="T5"> </text:span><text:span text:style-name="T6">Last Job</text:span><text:span text:style-name="T5"> </text:span><text:span text:style-name="T2">and </text:span><text:span text:style-name="T6">Compagny page</text:span><text:span text:style-name="T2">, fill the two <text:tab/>suggested textfield. Validate with the </text:span><text:span text:style-name="T3">Next</text:span><text:span text:style-name="T2"> button.</text:span></text:p>
      <text:p text:style-name="P3"/>
      <text:p text:style-name="P1"><text:span text:style-name="T2"><text:tab/>5) That will lead you to the</text:span><text:span text:style-name="T5"> checking mail adress</text:span><text:span text:style-name="T6"> page</text:span><text:span text:style-name="T2">, you have to fill <text:tab/>the textfield with the verification code you have received by mail. <text:tab/>Validate with the </text:span><text:span text:style-name="T3">Accept and continu</text:span><text:span text:style-name="T2"> butto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SCENARIO 5 : Create an account on Twitter Lite(Android)</text:p>
      <text:p text:style-name="P1"><text:tab/>1) Click on the <text:span text:style-name="T2">button</text:span> <text:span text:style-name="T1">Register</text:span></text:p>
      <text:p text:style-name="P1"><text:span text:style-name="T1"><text:tab/></text:span>2) Fill the textfield <text:span text:style-name="T1">Forename Name, Phone number</text:span>. Click on the <text:tab/><text:span text:style-name="T2">button</text:span> <text:span text:style-name="T1">Next</text:span> to validate</text:p>
      <text:p text:style-name="P1"><text:span text:style-name="T1"><text:tab/></text:span>3) Validate or not the 2 checkbox <text:span text:style-name="T1">Enter in contact with knowned <text:tab/>persons </text:span>and <text:span text:style-name="T1">customized comercial</text:span>. <text:s/>Click on the <text:tab/><text:span text:style-name="T2">button</text:span> <text:span text:style-name="T1">Next</text:span> to <text:tab/>validate.</text:p>
      <text:p text:style-name="P1"><text:tab/>3) <text:span text:style-name="T2">Summary</text:span> page, with 2 <text:span text:style-name="T2">textField</text:span>. Click on the <text:span text:style-name="T6">Register</text:span> <text:span text:style-name="T2">button</text:span> to <text:tab/>continue</text:p>
      <text:p text:style-name="P1"><text:tab/>4) A pop-up will show to ask for the security code you have received by <text:tab/>sms. Fill the <text:span text:style-name="T2">textfield</text:span> and click on the <text:span text:style-name="T2">button</text:span> <text:span text:style-name="T1">continue</text:span>.</text:p>
      <text:p text:style-name="P1"><text:tab/>5) Password page, with a textField box. Set the password box and <text:tab/>validate with the <text:span text:style-name="T1">next</text:span> <text:span text:style-name="T2">button</text:span>.</text:p>
      <text:p text:style-name="P1"><text:tab/>6) <text:span text:style-name="T2">Image profil</text:span> page, click on the icon button to select a picture on you <text:tab/>local file. Validate with the <text:span text:style-name="T1">next</text:span> <text:span text:style-name="T2">button</text:span>.</text:p>
      <text:p text:style-name="P1"><text:tab/>7) <text:span text:style-name="T2">Biographie</text:span> profil page, a <text:span text:style-name="T2">textfield</text:span> propose you to write about yourself. </text:p>
      <text:p text:style-name="P1"><text:tab/>Validate with the <text:span text:style-name="T1">next</text:span> <text:span text:style-name="T2">button</text:span>.</text:p>
      <text:p text:style-name="P1"><text:tab/>8) W<text:span text:style-name="T2">hat you are intersed in page</text:span>, a <text:span text:style-name="T2">multiple button link</text:span> popose you to <text:tab/>select the field you are interesed in. Validate with the <text:span text:style-name="T1">next</text:span> <text:span text:style-name="T2">button</text:span>.</text:p>
      <text:p text:style-name="P1"><text:tab/>9) Customize your view<text:span text:style-name="T2"> page</text:span>, To change the look of you app you can <text:tab/>click on with the <text:span text:style-name="T1">Change your view</text:span> <text:span text:style-name="T2">button</text:span>. That will lead you to a set <text:tab/>of apparence. Select one <text:span text:style-name="T2">icon button</text:span> to validate.</text:p>
      <text:p text:style-name="P1"><text:tab/>10) <text:span text:style-name="T2">Welcome to Twiter</text:span>! Page. Click on <text:span text:style-name="T1">Let's go! </text:span><text:span text:style-name="T2">Button</text:span> To see the <text:tab/>tweets.</text:p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3T12:37:38.02</meta:creation-date>
    <dc:date>2020-01-10T18:35:55.61</dc:date>
    <meta:editing-duration>PT2H48M41S</meta:editing-duration>
    <meta:editing-cycles>90</meta:editing-cycles>
    <meta:generator>OpenOffice/4.1.7$Win32 OpenOffice.org_project/417m1$Build-9800</meta:generator>
    <meta:document-statistic meta:table-count="0" meta:image-count="0" meta:object-count="0" meta:page-count="5" meta:paragraph-count="51" meta:word-count="898" meta:character-count="5032"/>
  </office:meta>
</office:document-meta>
</file>